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oxMailRepository.is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BoxMailRepository.generateKeyValue( String email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BoxMailRepository.remove(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oxMailRepository.messageAction( String messageSeparator , String bodyText , long messageSt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BoxMailRepository.convertTextToMimeMessage( String emailBod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BoxMailRepository.parseMboxFile( RandomAccessFile ins , MessageAction messAct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MBoxMailRepository.getRawMessage( MimeMessage m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oxMailRepository.loadKeys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MBoxMailRepository.configure( Configuration con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BoxMailRepository.lockMBox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BoxMailRepository.li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BoxMailRepository.store( Mail m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MBoxMailRepository.selectMessage( final String key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MBoxMailRepository.unlock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oxMailRepository.lock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oxMailRepository.unlockMBo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BoxMailRepository.remov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BoxMailRepository.remove( final Collection mail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MBoxMailRepository.retrieve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BoxMailRepository.findMessag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